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2">
      <style:text-properties fo:font-weight="bold" style:font-weight-asian="bold" style:font-weight-complex="bold"/>
    </style:style>
    <style:style style:name="T1" style:family="text">
      <style:text-properties fo:language="et" fo:country="EE"/>
    </style:style>
    <style:style style:name="T2" style:family="text">
      <style:text-properties fo:language="et" fo:country="EE" fo:font-weight="bold" style:font-weight-asian="bold" style:font-weight-complex="bold"/>
    </style:style>
    <style:style style:name="T3" style:family="text">
      <style:text-properties fo:language="en" fo:country="US"/>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11697116922633742" text:style-name="L1">
        <text:list-item>
          <text:p text:style-name="P1">LINQ (Language Integrated Query) on ühtne päringu süntaks C# ja VB.NET keeles, et saada andmeid erinevatest allikatest ja formaatidest. See on integreeritud C#- või VB-keelde, kõrvaldades seega programmeerimiskeelte ja andmebaaside vahelise ebakõla ning pakkudes ühtset päringuliidest erinevat tüüpi andmeallikate jaoks.</text:p>
          <text:p text:style-name="P1"/>
        </text:list-item>
        <text:list-item>
          <text:p text:style-name="P1"><text:span text:style-name="T2">M</text:span><text:span text:style-name="T4">ida tähendab märk =&gt;</text:span><text:span text:style-name="T2">:</text:span><text:line-break/>Lambda Parameter (Expression in C#) Lambda Expression is a shorter way of representing anonymous method. Lambda Expression syntax: parameters =&gt; body expression Lambda Expression can have zero parameter. Lambda Expression can have multiple parameters in parenthesis (). Lambda Expression can have multiple statements in body expression in curly brackets {}. Lambda Expression can be assigned to Func, Action or Predicate delegate. </text:p>
          <text:p text:style-name="P1"/>
        </text:list-item>
      </text:list>
      <text:list xml:id="list4491706133374138004" text:style-name="L2">
        <text:list-item>
          <text:p text:style-name="P3">Where</text:p>
          <text:p text:style-name="P2">Filtering Operator(Linqi laiendusmeetod) Where is used for filtering the collection based on given criteria. Where extension method has two overload methods. Use a second overload method to know the index of current element in the collection. Method Syntax requires the whole lambda expression in Where extension method whereas Query syntax requires only expression body. Multiple Where extension methods are valid in a single LINQ query.</text:p>
          <text:p text:style-name="P2"/>
        </text:list-item>
        <text:list-item>
          <text:p text:style-name="P3">OfType </text:p>
          <text:p text:style-name="P2">The OfType operator filters the collection based on the ability to cast an element in a collection to a specified type. The Where operator filters the collection based on a predicate function. The OfType operator filters the collection based on a given type Where and OfType extension methods can be called multiple times in a single LINQ query. </text:p>
          <text:p text:style-name="P2"/>
        </text:list-item>
        <text:list-item>
          <text:p text:style-name="P3">ThenBy </text:p>
          <text:p text:style-name="P2">The ThenBy (and ThenByDescending) extension methods are used for sorting on multiple fields. OrderBy and ThenBy sorts collections in ascending order by default. ThenBy or ThenByDescending is used for second level sorting in method syntax. ThenByDescending method sorts the collection in decending order on another field. ThenBy or ThenByDescending is NOT applicable in Query syntax. Apply secondary sorting in query syntax by separating fields using comma.</text:p>
          <text:p text:style-name="P2"/>
        </text:list-item>
        <text:list-item>
          <text:p text:style-name="P3">GroupBy, ToLookUp </text:p>
          <text:p text:style-name="P2">The grouping operators do the same thing as the GroupBy clause of SQL query. The grouping operators create a group of elements based on the given key. This group is contained in a special type of collection that implements an IGrouping interface where TKey is a key value, on which the group has been formed and TSource is the collection of elements that matches with the grouping key value. GroupBy &amp; ToLookup return a collection that has a key and an inner collection based on a key field value. The execution of GroupBy is deferred whereas that of ToLookup is immediate. A LINQ query syntax can be end with the GroupBy or Select clause. </text:p>
          <text:p text:style-name="P2"/>
        </text:list-item>
        <text:list-item>
          <text:p text:style-name="P3">Join</text:p>
          <text:p text:style-name="P2">The joining operators joins the two sequences (collections) and produce a result. Join and GroupJoin are joining operators. Join is like inner join of SQL. It returns a new collection that contains common elements from two collections whosh keys matches. Join operates on two sequences inner sequence and outer sequence and produces a result sequence. Join query syntax: from... in outerSequence join... in innerSequence on outerKey equals innerKey select ... </text:p>
        </text:list-item>
      </text:list>
      <text:p text:style-name="Standard"/>
      <text:p text:style-name="Standard"/>
      <text:list xml:id="list28826701" text:continue-numbering="true" text:style-name="L2">
        <text:list-item>
          <text:p text:style-name="P3"><text:soft-page-break/>GroupJoin </text:p>
          <text:p text:style-name="P2">The GroupJoin operator performs the same task as Join operator except that GroupJoin returns a result in group based on specified group key. The GroupJoin operator joins two sequences based on key and groups the result by matching key and then returns the collection of grouped result and key. </text:p>
          <text:p text:style-name="P2"/>
        </text:list-item>
        <text:list-item>
          <text:p text:style-name="P2"><text:span text:style-name="T4">Select</text:span> </text:p>
          <text:p text:style-name="P2">Projection Operator The Select operator always returns an IEnumerable collection which contains elements based on a transformation function. It is similar to the Select clause of SQL that produces a flat result set. LINQ query syntax must end with a Select or GroupBy clause. </text:p>
          <text:p text:style-name="P2"/>
        </text:list-item>
        <text:list-item>
          <text:p text:style-name="P2"><text:span text:style-name="T4">All, Any</text:span> </text:p>
          <text:p text:style-name="P2">The All operator evalutes each elements in the given collection on a specified condition and returns True if all the elements satisfy a condition. Any checks whether any element satisfy given condition or not? In the following example, Any operation is used to check whether any student is teen ager or not. All, Any are quantifier operators in LINQ. All checks if all the elements in a sequence satisfies the specified condition. Any check if any of the elements in a sequence satisfies the specified condition All, Any &amp; Contains are not supported in query syntax in C# or VB.Net.</text:p>
          <text:p text:style-name="P2"/>
        </text:list-item>
        <text:list-item>
          <text:p text:style-name="P2"><text:span text:style-name="T4">Contains</text:span> </text:p>
          <text:p text:style-name="P2">The Contains operator checks whether a specified element exists in the collection or not and returns a boolean. The Contains() extension method has following two overloads. The first overload method requires a value to check in the collection and the second overload method requires additional parameter of IEqualityComparer type for custom equalality comparison. Contains are quantifier operators in LINQ. Contains operator checks whether specified element exists in the collection or not. Use custom class that derives IEqualityOperator with Contains to check for the object in the collection. Contains is not supported in query syntax in C# or VB.Net. </text:p>
          <text:p text:style-name="P2"/>
        </text:list-item>
        <text:list-item>
          <text:p text:style-name="P2"><text:span text:style-name="T4">Aggregate</text:span> </text:p>
          <text:p text:style-name="P2">Aggregation Operators Performs a custom aggregation operation on the values in the collection. </text:p>
          <text:p text:style-name="P2"/>
        </text:list-item>
        <text:list-item>
          <text:p text:style-name="P3">Avarage</text:p>
          <text:p text:style-name="P2"><text:s/>Aggregation Operator Average extension method calculates the average of the numeric items in the collection. Average method returns nullable or non-nullable decimal, double or float value. </text:p>
          <text:p text:style-name="P2"/>
        </text:list-item>
        <text:list-item>
          <text:p text:style-name="P3">Count</text:p>
          <text:p text:style-name="P2">aggregation Operator The Count operator returns the number of elements in the collection or number of elements that have satisfied the given condition. C# Query Syntax doesn't support aggregation operators. However, you can wrap the query into brackets and use an aggregation functions as shown below. Example: Count operator in query syntax C# var totalAge = (from s in studentList select s.age).Count(); </text:p>
          <text:p text:style-name="P2"/>
        </text:list-item>
        <text:list-item>
          <text:p text:style-name="P3">Max</text:p>
          <text:p text:style-name="P2">Aggregation Operator The Max() method returns the largest numeric element from a collection. Max operator is Not Supported in C# Query syntax. However, it is supported in VB.Net query syntax </text:p>
          <text:p text:style-name="P2"/>
        </text:list-item>
        <text:list-item>
          <text:p text:style-name="P3"><text:soft-page-break/>Sum</text:p>
          <text:p text:style-name="P2">Aggregation Operator The Sum() method calculates the sum of numeric items in the collection. </text:p>
          <text:p text:style-name="P2"/>
        </text:list-item>
        <text:list-item>
          <text:p text:style-name="P3">ElementAt, ElementAtOrdefault Element</text:p>
          <text:p text:style-name="P2">Operators Element operators return a particular element from a sequence (collection).</text:p>
          <text:p text:style-name="P2"/>
        </text:list-item>
        <text:list-item>
          <text:p text:style-name="P2"><text:s/><text:span text:style-name="T4">First, FirstOrDefault</text:span></text:p>
          <text:p text:style-name="P2">Element Operators The First and FirstOrDefault method returns an element from the zeroth index in the collection i.e. the first element. Also, it returns an element that satisfies the specified condition. </text:p>
          <text:p text:style-name="P2"/>
        </text:list-item>
        <text:list-item>
          <text:p text:style-name="P3">Last, LastOrDefault</text:p>
          <text:p text:style-name="P2">Element Operators Last and LastOrDefault has two overload methods. One overload method doesn't take any input parameter and returns last element from the collection. Second overload method takes a lambda expression to specify a condition and returns last element that satisfies the specified condition. </text:p>
          <text:p text:style-name="P2"/>
        </text:list-item>
        <text:list-item>
          <text:p text:style-name="P3">Single, SingleOrDefault</text:p>
          <text:p text:style-name="P2">Element Operators Single and SingleOrDefault have two overload methods. The first overload method doesn't take any input parameter and returns a single element in the collection. The second overload method takes the lambda expression as a predicate delegate that specifies the condition and returns a single element that satisfies the specified condition. Single() expects one and only one element in the collection. Single() throws an exception when it gets no element or more than one elements in the collection. If specified a condition in Single() and result contains no element or more than one elements then it throws an exception. SingleOrDefault() will return default value of a data type of generic collection if there is no elements in a colection or for the specified condition. SingleOrDefault() will throw an exception if there is more than one elements in a colection or for the specified condition. </text:p>
          <text:p text:style-name="P2"/>
        </text:list-item>
        <text:list-item>
          <text:p text:style-name="P3">SequenceEquel</text:p>
          <text:p text:style-name="P2">LINQ Equality Operator There is only one equality operator: SequenceEqual. The SequenceEqual method checks whether the number of elements, value of each element and order of elements in two collections are equal or not. If the collection contains elements of primitive data types then it compares the values and number of elements, whereas collection with complex type elements, checks the references of the objects. So, if the objects have the same reference then they considered as equal otherwise they are considered not equal. The SequenceEqual method compares the number of items and their values for primitive data types. The SequenceEqual method compares the reference of objects for complex data types. Use IEqualityComparer class to compare two colection of complex type using SequenceEqual method. </text:p>
          <text:p text:style-name="P2"/>
        </text:list-item>
        <text:list-item>
          <text:p text:style-name="P3">Concat</text:p>
          <text:p text:style-name="P2">Concatenation Operator The Concat() method appends two sequences of the same type and returns a new sequence (collection). </text:p>
          <text:p text:style-name="P2"/>
        </text:list-item>
        <text:list-item>
          <text:p text:style-name="P3">DefaultEmpty</text:p>
          <text:p text:style-name="P2">Generation Operator The DefaultIfEmpty() method returns a new collection with the default value if the given collection on which DefaultIfEmpty() is invoked is empty. Another overload method of DefaultIfEmpty() takes a value parameter that should be replaced with default value. </text:p>
          <text:p text:style-name="P2"><text:soft-page-break/></text:p>
        </text:list-item>
        <text:list-item>
          <text:p text:style-name="P3">Empty, Range, Repeat</text:p>
          <text:p text:style-name="P2">Generation Operators: LINQ includes generation operators DefaultIfEmpty, Empty, Range &amp; Repeat. The Empty, Range &amp; Repeat methods are not extension methods for IEnumerable or IQueryable but they are simply static methods defined in a static class Enumerable. </text:p>
          <text:p text:style-name="P2"/>
        </text:list-item>
        <text:list-item>
          <text:p text:style-name="P3">Distinct</text:p>
          <text:p text:style-name="P2">Set Operator The Distinct extension method doesn't compare values of complex type objects. You need to implement IEqualityComparer interface in order to compare the values of complex types. In the following example, StudentComparer class implements IEqualityComparer to compare Student&lt; objects. </text:p>
          <text:p text:style-name="P2"/>
        </text:list-item>
        <text:list-item>
          <text:p text:style-name="P3">Except </text:p>
          <text:p text:style-name="P2">The Except() method requires two collections. It returns a new collection with elements from the first collection which do not exist in the second collection (parameter collection). </text:p>
          <text:p text:style-name="P2"/>
        </text:list-item>
        <text:list-item>
          <text:p text:style-name="P3">Intersect</text:p>
          <text:p text:style-name="P2">Set Operator The Intersect extension method requires two collections. It returns a new collection that includes common elements that exists in both the collection. </text:p>
          <text:p text:style-name="P2"/>
        </text:list-item>
        <text:list-item>
          <text:p text:style-name="P3">Union</text:p>
          <text:p text:style-name="P2">Set Operator The Union extension method requires two collections and returns a new collection that includes distinct elements from both the collections. he Union extension method doesn't return the correct result for the collection of complex types. You need to implement IEqualityComparer interface in order to get the correct result from Union method. </text:p>
          <text:p text:style-name="P2"/>
        </text:list-item>
        <text:list-item>
          <text:p text:style-name="P3">Skip, SkipWhile</text:p>
          <text:p text:style-name="P2">Partitioning Operators Partitioning operators split the sequence (collection) into two parts and return one of the parts. </text:p>
          <text:p text:style-name="P2"/>
        </text:list-item>
        <text:list-item>
          <text:p text:style-name="P3">Take, TakeWhile </text:p>
          <text:p text:style-name="P2">Partitioning Operators Partitioning operators split the sequence (collection) into two parts and returns one of the parts. The Take() extension method returns the specified number of elements starting from the first element. The TakeWhile() extension method returns elements from the given collection until the specified condition is true. If the first element itself doesn't satisfy the condition then returns an empty collection. The TakeWhile method has two overload methods. One method accepts the predicate of Func type and the other overload method accepts the predicate Func type that passes the index of element. In the following example, TakeWhile() method returns a new collection that includes all the elements till it finds a string whose length less than 4 character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00H00M35S</meta:editing-duration>
    <meta:editing-cycles>2</meta:editing-cycles>
    <meta:generator>OpenOffice/4.1.7$Win32 OpenOffice.org_project/417m1$Build-9800</meta:generator>
    <dc:date>2021-08-27T08:59:27.13</dc:date>
    <meta:document-statistic meta:table-count="0" meta:image-count="0" meta:object-count="0" meta:page-count="4" meta:paragraph-count="58" meta:word-count="1713" meta:character-count="11172"/>
    <dc:creator>Daniil Foroshnin</dc:creator>
    <meta:user-defined meta:name="Info 1"/>
    <meta:user-defined meta:name="Info 2"/>
    <meta:user-defined meta:name="Info 3"/>
    <meta:user-defined meta:name="Info 4"/>
  </office:meta>
</office:document-meta>
</file>